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8">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2">
      <style:paragraph-properties fo:margin-left="0.5in" fo:margin-right="0in" fo:text-indent="-0.25in" style:auto-text-indent="false"/>
    </style:style>
    <style:style style:name="P5" style:family="paragraph" style:parent-style-name="Standard" style:list-style-name="WWNum11">
      <style:paragraph-properties fo:margin-left="0.5in" fo:margin-right="0in" fo:text-indent="-0.25in" style:auto-text-indent="false"/>
    </style:style>
    <style:style style:name="P6" style:family="paragraph" style:parent-style-name="Standard" style:list-style-name="WWNum10">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14">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13">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font-style="italic" style:text-underline-style="solid" style:text-underline-width="auto" style:text-underline-color="font-color" style:font-style-asian="italic"/>
    </style:style>
    <style:style style:name="P18" style:family="paragraph" style:parent-style-name="Standard" style:list-style-name="WWNum3">
      <style:paragraph-properties fo:margin-left="1in" fo:margin-right="0in" fo:text-indent="-0.25in" style:auto-text-indent="false"/>
    </style:style>
    <style:style style:name="P19" style:family="paragraph" style:parent-style-name="Heading_20_1" style:master-page-name="Standard">
      <style:paragraph-properties style:page-number="1"/>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fo:font-style="italic" style:font-style-asian="italic"/>
    </style:style>
    <style:style style:name="T6" style:family="text">
      <style:text-properties fo:font-size="18pt" style:font-size-asian="18pt" style:font-size-complex="18pt"/>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n184mjae29dj"/><text:span text:style-name="T1">Verbs</text:span></text:p>
      <text:p text:style-name="Standard">Verbs are the words that make up the vocabulary in Talo. Each verb is an entry in the dictionary.</text:p>
      <text:p text:style-name="Standard"/>
      <text:p text:style-name="Standard">Verbs can take one, two, or three parameters. The first parameter is called “x1”, the second is called “x2”, and the third is called “x3”. The nouns that fill these three parameters are placed in a specific structure relative to the verb: <text:span text:style-name="T2">X1 verb x2 </text:span><text:span text:style-name="T3">de</text:span><text:span text:style-name="T2"> x3</text:span></text:p>
      <text:p text:style-name="Standard"/>
      <text:p text:style-name="Standard">All parameters are optionally filled; dropping a parameter can either mean that the parameter is general or unmentioned, or that the parameter is simply not present.</text:p>
      <text:list xml:id="list2199163394" text:style-name="WWNum8">
        <text:list-item>
          <text:p text:style-name="P1"><text:span text:style-name="T3">Jen djan</text:span>: I want; I want it; I want (something mentioned previously); etc.</text:p>
        </text:list-item>
        <text:list-item>
          <text:p text:style-name="P1"><text:span text:style-name="T3">Djan go njau</text:span>: A cat (that) is wanted; I/You/It/etc. wants a cat; (something mentioned previously) wants a cat; etc.</text:p>
        </text:list-item>
      </text:list>
      <text:p text:style-name="Heading_20_1"><text:bookmark text:name="_2nk9wrkh8vyz"/><text:span text:style-name="T1">Nouns</text:span></text:p>
      <text:p text:style-name="Standard">There are two types of nouns in Talo: Pronouns and Derived Nouns.</text:p>
      <text:p text:style-name="Heading_20_2"><text:bookmark text:name="_c7sx9ca4y6gc"/><text:span text:style-name="T6">Pronouns</text:span></text:p>
      <text:p text:style-name="Standard">Pronouns are single words in Talo that stand in for other nouns. They are a closed class consisting of these words:</text:p>
      <text:list xml:id="list1862043141" text:style-name="WWNum1">
        <text:list-item>
          <text:p text:style-name="P2"><text:span text:style-name="T5">Jen</text:span>: “I”</text:p>
        </text:list-item>
        <text:list-item>
          <text:p text:style-name="P2"><text:span text:style-name="T5">Ti</text:span>: “You”</text:p>
        </text:list-item>
        <text:list-item>
          <text:p text:style-name="P2"><text:span text:style-name="T5">Is</text:span>: “He”, “She”, “They”, “It”</text:p>
        </text:list-item>
        <text:list-item>
          <text:p text:style-name="P2"><text:span text:style-name="T5">Wahan</text:span>: “We” (generic or inclusive)</text:p>
        </text:list-item>
        <text:list-item>
          <text:p text:style-name="P2"><text:span text:style-name="T5">Zihan</text:span>: “We” (exclusive)</text:p>
        </text:list-item>
        <text:list-item>
          <text:p text:style-name="P2"><text:span text:style-name="T5">Xim</text:span>: “What”, “Who”, “Which”</text:p>
        </text:list-item>
        <text:list-item>
          <text:p text:style-name="P2"><text:span text:style-name="T5">Xol</text:span>: “Where”</text:p>
        </text:list-item>
        <text:list-item>
          <text:p text:style-name="P2"><text:span text:style-name="T5">Sai</text:span>: “Self”, also used to reference something that has been mentioned previously</text:p>
        </text:list-item>
        <text:list-item>
          <text:p text:style-name="P2"><text:soft-page-break/><text:span text:style-name="T5">Hagi</text:span>: “This”, “That”</text:p>
        </text:list-item>
        <text:list-item>
          <text:p text:style-name="P2"><text:span text:style-name="T5">Kje</text:span>: “One”, “Some(one)”</text:p>
        </text:list-item>
        <text:list-item>
          <text:p text:style-name="P2"><text:span text:style-name="T5">Ar</text:span>: “Other(s)”</text:p>
        </text:list-item>
        <text:list-item>
          <text:p text:style-name="P2"><text:span text:style-name="T5">Zei</text:span>: Something that will be mentioned with a zei-phrase</text:p>
        </text:list-item>
      </text:list>
      <text:p text:style-name="Heading_20_2"><text:bookmark text:name="_7si5fsu5g0v8"/><text:span text:style-name="T6">Derived Nouns</text:span></text:p>
      <text:p text:style-name="Standard">Derived nouns are all nouns that are derived from verbs using <text:span text:style-name="T5">lo</text:span>/<text:span text:style-name="T5">go</text:span>. <text:span text:style-name="T5">Lo</text:span> is placed in a certain parameter, turning the verb into a noun meaning “something that fills the x1/2/3 parameter”. Verbs in the dictionary list suggestions of the meanings of derived nouns, however deriving a noun can always mean the said definition.</text:p>
      <text:list xml:id="list612304905" text:style-name="WWNum2">
        <text:list-item>
          <text:p text:style-name="P3"><text:span text:style-name="T3">lo Hatal</text:span>: something that speaks; a speaker</text:p>
        </text:list-item>
        <text:list-item>
          <text:p text:style-name="P3"><text:span text:style-name="T3">Hatal lo</text:span>: something that is spoken; a language, a phrase</text:p>
        </text:list-item>
      </text:list>
      <text:p text:style-name="P15"/>
      <text:p text:style-name="Standard">The difference between <text:span text:style-name="T5">lo</text:span> and <text:span text:style-name="T5">go</text:span> is that <text:span text:style-name="T5">lo</text:span> is left-facing, and <text:span text:style-name="T5">go</text:span> is right-facing. This means that between two verbs (i.e, <text:span text:style-name="T2">verb </text:span><text:span text:style-name="T3">lo</text:span><text:span text:style-name="T2">/</text:span><text:span text:style-name="T3">go</text:span><text:span text:style-name="T2"> verb</text:span>), <text:span text:style-name="T5">lo</text:span> will fill the x2 parameter of the left verb, and <text:span text:style-name="T5">go</text:span> will fill the x1 parameter of the right verb. <text:span text:style-name="T5">Lo</text:span>/<text:span text:style-name="T5">go</text:span> can only derive one verb, and only one parameter may be filled by <text:span text:style-name="T5">lo</text:span>/<text:span text:style-name="T5">go</text:span> per verb. </text:p>
      <text:p text:style-name="Standard"/>
      <text:p text:style-name="Standard">However, if for example a derived noun starts with <text:span text:style-name="T5">lo</text:span> and does not follow a different verb, the <text:span text:style-name="T5">lo</text:span> can still derive the first verb’s x1 parameter. This means, in an unambiguous situation (i.e., not after a verb), either <text:span text:style-name="T5">lo</text:span> or <text:span text:style-name="T5">go</text:span> can be used. In this case, <text:span text:style-name="T5">lo</text:span> is preferred.</text:p>
      <text:p text:style-name="Standard"/>
      <text:p text:style-name="Standard"><text:span text:style-name="T5">Lo</text:span> can be combined with <text:span text:style-name="T5">de</text:span> to form the shortened form <text:span text:style-name="T5">do</text:span>. Because <text:span text:style-name="T5">de</text:span> is right facing, <text:span text:style-name="T5">do</text:span> is always right facing.</text:p>
      <text:p text:style-name="Standard"/>
      <text:p text:style-name="Standard">Derived nouns can also be passed parameters. These are called “compound nouns”. </text:p>
      <text:list xml:id="list3478540603" text:style-name="WWNum12">
        <text:list-item>
          <text:p text:style-name="P4"><text:span text:style-name="T3">lo Ikou go wah</text:span>: All of the dogs; Every dog</text:p>
        </text:list-item>
        <text:list-item>
          <text:p text:style-name="P4"><text:span text:style-name="T3">lo Ikou e wah</text:span>: All barks; Every bark</text:p>
        </text:list-item>
      </text:list>
      <text:p text:style-name="Standard">Compound nouns do not need <text:span text:style-name="T5">e</text:span> to pass them as a parameter, because they do not count as verb phrases. Because of this, a sentence like <text:span text:style-name="T3">Jen dogan fai he hir lo</text:span> is valid, even if two un-derived verbs are adjacent.</text:p>
      <text:p text:style-name="Heading_20_1"><text:bookmark text:name="_ebhjzfluacsj"/><text:span text:style-name="T1">Verb Phrases</text:span></text:p>
      <text:p text:style-name="Standard">Verb phrases are any group of words containing a non-derived verb, called the “main verb”. This also includes verbs that take no parameters. Note that a noun by itself does not make a verb phrase, and thus cannot alone form a complete thought. </text:p>
      <text:p text:style-name="Standard"><text:soft-page-break/></text:p>
      <text:p text:style-name="Standard">Verb phrases are divided by <text:span text:style-name="T5">e</text:span>/<text:span text:style-name="T5">he</text:span> and <text:span text:style-name="T5">a</text:span>, which are called “conjunctions”. </text:p>
      <text:p text:style-name="Heading_20_2"><text:bookmark text:name="_gx1hh4n5c7bg"/><text:span text:style-name="T6">E/He: “That”</text:span></text:p>
      <text:p text:style-name="Standard"><text:span text:style-name="T5">E</text:span> and <text:span text:style-name="T5">he</text:span> are used to pass in a verb phrase as a parameter.</text:p>
      <text:p text:style-name="Standard"><text:span text:style-name="T3">Jen djan </text:span><text:span text:style-name="T4">e</text:span><text:span text:style-name="T3"> hatal</text:span>: I want to speak (lit. I want that (I) speak)</text:p>
      <text:p text:style-name="Standard"/>
      <text:p text:style-name="Standard">The difference between <text:span text:style-name="T5">e</text:span> and <text:span text:style-name="T5">he</text:span> are similar to the <text:span text:style-name="T5">lo</text:span>/<text:span text:style-name="T5">go</text:span> distinction. <text:span text:style-name="T5">E</text:span> is right-facing, and <text:span text:style-name="T5">he</text:span> is left-facing. This means <text:span text:style-name="T5">e</text:span> takes the verb phrase after it and passes it into the verb behind it. <text:span text:style-name="T5">He</text:span> does the reverse.</text:p>
      <text:p text:style-name="Standard"/>
      <text:p text:style-name="Standard"><text:span text:style-name="T5">E</text:span> can be combined with <text:span text:style-name="T5">de</text:span> to form the shortened form <text:span text:style-name="T5">di</text:span>. Because <text:span text:style-name="T5">de</text:span> is right facing, <text:span text:style-name="T5">di</text:span> is always right facing.</text:p>
      <text:p text:style-name="Heading_20_2"><text:bookmark text:name="_k88mgl6uf9iy"/><text:span text:style-name="T6">A: “And”</text:span></text:p>
      <text:p text:style-name="Standard"><text:span text:style-name="T5">A</text:span> connects two related verb phrases. It also can start a verb phrase, with the meaning of “also”, “plus”, etc.</text:p>
      <text:p text:style-name="Heading_20_1"><text:bookmark text:name="_7j5q2jtrhw86"/><text:span text:style-name="T1">O-Questions</text:span></text:p>
      <text:p text:style-name="Standard">O-Questions are yes or no questions created from verb phrases marked by the particle <text:span text:style-name="T5">o</text:span>. <text:span text:style-name="T5">O</text:span> is placed before the non-particle word the speaker is asking about, or at the very start of the sentence when a one-word focus is not desired.</text:p>
      <text:p text:style-name="Standard"/>
      <text:p text:style-name="Standard">The response to an o-question is to repeat the question, replacing <text:span text:style-name="T5">o</text:span> with either <text:span text:style-name="T5">ei</text:span> for “yes”, or <text:span text:style-name="T5">bu</text:span> for “no”. <text:span text:style-name="T5">Ei</text:span> and <text:span text:style-name="T5">bu</text:span> can also be used by themselves to achieve the same thing.</text:p>
      <text:p text:style-name="Standard"/>
      <text:list xml:id="list2161319681" text:style-name="WWNum11">
        <text:list-item>
          <text:p text:style-name="P5"><text:span text:style-name="T3">O is djan hagi?</text:span>: Do they want this?</text:p>
        </text:list-item>
        <text:list-item>
          <text:p text:style-name="P5"><text:span text:style-name="T3">Ei is djan hagi.</text:span>: Yes, they want this. </text:p>
        </text:list-item>
        <text:list-item>
          <text:p text:style-name="P5"><text:span text:style-name="T3">Bu is djan (la) hagi.</text:span>: No, they don’t want this. </text:p>
        </text:list-item>
        <text:list-item>
          <text:p text:style-name="P5"><text:span text:style-name="T3">Is o djan hagi</text:span>?: <text:span text:style-name="T5">They</text:span> want this? (as opposed to someone else)</text:p>
        </text:list-item>
        <text:list-item>
          <text:p text:style-name="P5"><text:span text:style-name="T3">Is djan hagi o?</text:span>: They want <text:span text:style-name="T5">this</text:span>? (as opposed to something else)</text:p>
        </text:list-item>
      </text:list>
      <text:p text:style-name="Heading_20_1"><text:bookmark text:name="_hjf3xwn054dh"/><text:soft-page-break/><text:span text:style-name="T1">Foreign Names</text:span></text:p>
      <text:p text:style-name="Standard">To deal with foreign names, <text:span text:style-name="T5">bi</text:span> can be used to turn a name into a noun. If a verb is desired, <text:span text:style-name="T5">wa</text:span> can be used in the same way. </text:p>
      <text:list xml:id="list748266471" text:style-name="WWNum10">
        <text:list-item>
          <text:p text:style-name="P6"><text:span text:style-name="T3">Jen zango bi Europe/Evropa.</text:span>: I am from Europe.</text:p>
        </text:list-item>
        <text:list-item>
          <text:p text:style-name="P6"><text:span text:style-name="T3">lo Abi wa Europe/Evropa.</text:span>: A European person.</text:p>
        </text:list-item>
      </text:list>
      <text:p text:style-name="Standard">Names can either be spelled with an orthography of a different language, or Talo-cized (both shown in the examples). The foreign orthography is read as a Talo-cized version of how the name would be read in the foreign language. Using foreign letters (C, Q, V, Y) is optional.</text:p>
      <text:p text:style-name="Heading_20_1"><text:bookmark text:name="_u6hyy6soz6w4"/><text:span text:style-name="T1">Multiple-Noun Parameters</text:span></text:p>
      <text:p text:style-name="Standard">To use multiple nouns to fill one parameter, the list particle <text:span text:style-name="T5">i</text:span> is used. After the first noun, an <text:span text:style-name="T5">i</text:span> must be placed before each additional noun filling the same parameter.</text:p>
      <text:list xml:id="list3370771456" text:style-name="WWNum7">
        <text:list-item>
          <text:p text:style-name="P7"><text:span text:style-name="T3">Jen i ti dozu e zango go ibel</text:span>: You and I go home</text:p>
        </text:list-item>
        <text:list-item>
          <text:p text:style-name="P7"><text:span text:style-name="T3">Jen djan go wah i lo njau</text:span>: I want a dog and a cat</text:p>
        </text:list-item>
      </text:list>
      <text:p text:style-name="P15"/>
      <text:p text:style-name="Standard"><text:span text:style-name="T5">I </text:span>can also introduce a verb phrase when followed by <text:span text:style-name="T5">e</text:span>. These two particles can be combined to form <text:span text:style-name="T5">je</text:span>.</text:p>
      <text:p text:style-name="Standard"><text:span text:style-name="T3">Jen djan go wah, je lo njau sapri</text:span>: I want a dog and a small cat</text:p>
      <text:p text:style-name="Heading_20_1"><text:bookmark text:name="_4mxhc81p87ax"/><text:span text:style-name="T1">Negation</text:span></text:p>
      <text:p text:style-name="Standard">To negate a verb phrase, the particle <text:span text:style-name="T5">la</text:span> is placed after the main verb. Certain nouns can be formed by adding <text:span text:style-name="T5">la</text:span> to the verb part of a derived noun. </text:p>
      <text:list xml:id="list3639920242" text:style-name="WWNum14">
        <text:list-item>
          <text:p text:style-name="P8"><text:span text:style-name="T3">Jen djan go rai</text:span>: I want something</text:p>
        </text:list-item>
        <text:list-item>
          <text:p text:style-name="P8"><text:span text:style-name="T3">Jen djan go rai </text:span><text:span text:style-name="T4">la</text:span>: I want nothing</text:p>
        </text:list-item>
        <text:list-item>
          <text:p text:style-name="P8"><text:span text:style-name="T3">Jen djan </text:span><text:span text:style-name="T4">la</text:span><text:span text:style-name="T3"> go rai</text:span>: I don’t want something</text:p>
        </text:list-item>
        <text:list-item>
          <text:p text:style-name="P8"><text:span text:style-name="T3">Jen djan </text:span><text:span text:style-name="T4">la</text:span><text:span text:style-name="T3"> go rai </text:span><text:span text:style-name="T4">la</text:span>: I don’t want nothing</text:p>
        </text:list-item>
      </text:list>
      <text:p text:style-name="Standard"/>
      <text:p text:style-name="Standard">Negation does not “agree” with other verbs or nouns, which means double negatives cancel each other.</text:p>
      <text:p text:style-name="Heading_20_1"><text:bookmark text:name="_fhcivm8t2doj"/><text:span text:style-name="T1">Reciprocation</text:span></text:p>
      <text:p text:style-name="Standard"><text:soft-page-break/>The particle <text:span text:style-name="T5">na</text:span> can come after a main verb, marking it as either reflexive or reciprocal.</text:p>
      <text:list xml:id="list3164348477" text:style-name="WWNum4">
        <text:list-item>
          <text:p text:style-name="P9"><text:span text:style-name="T3">Jen hatal de ti</text:span>: I talk to you</text:p>
        </text:list-item>
        <text:list-item>
          <text:p text:style-name="P9"><text:span text:style-name="T3">Jen hatal </text:span><text:span text:style-name="T4">na</text:span>: I talk to my self, I talk about myself</text:p>
        </text:list-item>
        <text:list-item>
          <text:p text:style-name="P9"><text:span text:style-name="T3">Jen hatal </text:span><text:span text:style-name="T4">na</text:span><text:span text:style-name="T3"> de ti</text:span>: I talk about myself to you</text:p>
        </text:list-item>
        <text:list-item>
          <text:p text:style-name="P9"><text:span text:style-name="T3">Jen i ti hatal </text:span><text:span text:style-name="T4">na</text:span>: You and I talk (to each other)</text:p>
        </text:list-item>
      </text:list>
      <text:p text:style-name="P16"/>
      <text:p text:style-name="Heading_20_1"><text:bookmark text:name="_4vmgv9ml8ggu"/><text:span text:style-name="T1">Zei-Phrases</text:span></text:p>
      <text:p text:style-name="Standard">To reorder a sentence, the zei-phrase construction can be used. The pronoun <text:span text:style-name="T5">zei</text:span> can be used to fill any parameter, which then can then be fleshed out later in the sentence, after a semicolon plus <text:span text:style-name="T5">e</text:span>.</text:p>
      <text:list xml:id="list75588311" text:style-name="WWNum13">
        <text:list-item>
          <text:p text:style-name="P10"><text:span text:style-name="T3">Dozu zango lo he zain jen</text:span></text:p>
        </text:list-item>
        <text:list-item>
          <text:p text:style-name="P10"><text:span text:style-name="T3">Zei zain jen; e dozu zango lo</text:span></text:p>
        </text:list-item>
      </text:list>
      <text:p text:style-name="P17"/>
      <text:p text:style-name="Standard">Both of the above sentences are equivalent; they both mean “I’m going to go home”. Note that the second sentence is closer to english word order, so an english speaker may have an easier time structuring their thought that way. </text:p>
      <text:p text:style-name="Heading_20_1"><text:bookmark text:name="_nt406xihpjm5"/><text:span text:style-name="T1">Punctuation</text:span></text:p>
      <text:p text:style-name="Standard">Punctuation in Talo indicates a certain amount of units of pause <text:span text:style-name="T5">(lo ju iste)</text:span>, which in turn convey some kind of grammatical grouping. The unit of pause is equivalent to about one Talo syllable.</text:p>
      <text:p text:style-name="Standard"/>
      <text:list xml:id="list1745567604" text:style-name="WWNum3">
        <text:list-item>
          <text:p text:style-name="P11">Period/Full Stop (<text:span text:style-name="T5">lo Lauma hajus</text:span>), 3 units</text:p>
          <text:list>
            <text:list-item>
              <text:p text:style-name="P18">Indicates the end of a complete thought and verb phrase.</text:p>
            </text:list-item>
          </text:list>
        </text:list-item>
        <text:list-item>
          <text:p text:style-name="P11">Comma (<text:span text:style-name="T5">lo Lauma kere</text:span>), 1 unit </text:p>
          <text:list>
            <text:list-item>
              <text:p text:style-name="P18">Comes before <text:span text:style-name="T5">a</text:span> when it connects two verb phrases, and optionally after it if it starts a sentence. </text:p>
            </text:list-item>
            <text:list-item>
              <text:p text:style-name="P18">Comes before <text:span text:style-name="T5">i</text:span>, optional if there are only two elements in the list. </text:p>
            </text:list-item>
            <text:list-item>
              <text:p text:style-name="P18">Escapes nested <text:span text:style-name="T5">e</text:span>, so that an <text:span text:style-name="T5">he</text:span> or <text:span text:style-name="T5">de</text:span> applies above the current “scope”, instead of just the scope of something after the previous <text:span text:style-name="T5">e</text:span>. </text:p>
            </text:list-item>
            <text:list-item>
              <text:p text:style-name="P18"><text:soft-page-break/>Optionally comes after <text:span text:style-name="T5">ei</text:span> or <text:span text:style-name="T5">bu</text:span> if they are the first word of a phrase. </text:p>
            </text:list-item>
          </text:list>
        </text:list-item>
        <text:list-item>
          <text:p text:style-name="P11">Semicolon (<text:span text:style-name="T5">lo Lauma judux</text:span>), 2 units</text:p>
          <text:list>
            <text:list-item>
              <text:p text:style-name="P18">Must appear before <text:span text:style-name="T5">e</text:span></text:p>
            </text:list-item>
            <text:list-item>
              <text:p text:style-name="P18">Indicates the second part of a zei-phrase. </text:p>
            </text:list-item>
          </text:list>
        </text:list-item>
        <text:list-item>
          <text:p text:style-name="P11">Colon (<text:span text:style-name="T5">lo Lauma lauma</text:span>), 2 units</text:p>
          <text:list>
            <text:list-item>
              <text:p text:style-name="P18">Cannot appear before <text:span text:style-name="T5">e</text:span>. </text:p>
            </text:list-item>
            <text:list-item>
              <text:p text:style-name="P18">Indicates the same amount of pause as a semicolon without indicating a zei-phrase. </text:p>
            </text:list-item>
            <text:list-item>
              <text:p text:style-name="P18">Used to introduce a quote, in place of <text:span text:style-name="T5">e</text:span>. </text:p>
            </text:list-item>
          </text:list>
        </text:list-item>
        <text:list-item>
          <text:p text:style-name="P11">Quotes (<text:span text:style-name="T5">lo Lauma mjuwas</text:span>), 0 units</text:p>
          <text:list>
            <text:list-item>
              <text:p text:style-name="P18">Optional as they do not indicate a spoken pause</text:p>
            </text:list-item>
            <text:list-item>
              <text:p text:style-name="P18">Used to enclose a quote</text:p>
            </text:list-item>
            <text:list-item>
              <text:p text:style-name="P18">Used to enclose a name after <text:span text:style-name="T5">bi</text:span> or <text:span text:style-name="T5">wa</text:span>. </text:p>
            </text:list-item>
          </text:list>
        </text:list-item>
      </text:list>
      <text:p text:style-name="Heading_20_1"><text:bookmark text:name="_c58wot9jfn78"/><text:span text:style-name="T1">Scope</text:span></text:p>
      <text:p text:style-name="Standard">The “scope” of a word is determined by how many <text:span text:style-name="T5">e</text:span>s have been used before the word. The scope spans from the current word, left, to the last <text:span text:style-name="T5">e</text:span>. </text:p>
      <text:list xml:id="list435598697" text:style-name="WWNum9">
        <text:list-item>
          <text:p text:style-name="P12"><text:span text:style-name="T3">(Jen djan (e fai (e hatal is.)))</text:span>: I want to do it.</text:p>
        </text:list-item>
        <text:list-item>
          <text:p text:style-name="P12"><text:span text:style-name="T3">(Jen djan (e fai (e hatal is he jada.)))</text:span>: I want to do it now. (here <text:span text:style-name="T5">he jada</text:span> is affecting the “<text:span text:style-name="T3">hatal is</text:span>” scope.)</text:p>
        </text:list-item>
        <text:list-item>
          <text:p text:style-name="P12"><text:span text:style-name="T3">(Jen djan (e fai (e hatal is)), he jada.)</text:span>: Now I want to do it. (here, because of the comma, <text:span text:style-name="T5">he jada</text:span> affects the entire phrase.</text:p>
        </text:list-item>
      </text:list>
      <text:p text:style-name="Standard"/>
      <text:p text:style-name="Standard">Commas can be used to escape the scope of the current word. It is ambiguous, however, what exact scope the comma escapes to; it escapes to <text:span text:style-name="T5">any</text:span> scope above the current one.</text:p>
      <text:p text:style-name="Standard"/>
      <text:p text:style-name="Standard">Scopes are also split by <text:span text:style-name="T5">a,</text:span> <text:span text:style-name="T5">i</text:span>, and other forms of punctuation. </text:p>
      <text:list xml:id="list3336486393" text:style-name="WWNum6">
        <text:list-item>
          <text:p text:style-name="P13"><text:soft-page-break/><text:span text:style-name="T3">(Jen djan go wah), a (jen djan go njau he jada)</text:span>.: I want a dog, and I want a cat now.</text:p>
        </text:list-item>
      </text:list>
      <text:p text:style-name="Heading_20_1"><text:bookmark text:name="_5hyav8s4pwi9"/><text:span text:style-name="T1">Scripts</text:span></text:p>
      <text:p text:style-name="Standard">To make using Talo as easy as possible, its orthography uses the latin script. However, as well of a fit the script might be to Talo’s phonology, it is not necessary that the language use it. </text:p>
      <text:p text:style-name="Heading_20_2"><text:bookmark text:name="_8zauw9fe3ft9"/><text:span text:style-name="T6">Capitalization</text:span></text:p>
      <text:p text:style-name="Standard">There are three capitalization “formats” that can be used:</text:p>
      <text:list xml:id="list439330350" text:style-name="WWNum5">
        <text:list-item>
          <text:p text:style-name="P14">Normal capitalization: The first word that isn’t <text:span text:style-name="T5">lo</text:span> has its first letter capitalized. <text:span text:style-name="T3">lo Njau der go wah.</text:span></text:p>
        </text:list-item>
        <text:list-item>
          <text:p text:style-name="P14">Title capitalization: All non-particle words, and non-<text:span text:style-name="T5">lo</text:span> particles at the beginning of the sentence, have their first letter capitalized. <text:span text:style-name="T3">lo Njau Der go Wah.</text:span></text:p>
        </text:list-item>
        <text:list-item>
          <text:p text:style-name="P14">All-Caps: Every letter is capitalized. <text:span text:style-name="T3">LO NJAU DER GO WA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6pt" fo:language="en" fo:country="none" style:letter-kerning="false" style:font-name-asian="Linux Libertine G" style:font-size-asian="16pt" style:language-asian="zh" style:country-asian="CN" style:font-name-complex="Linux Libertine G" style:font-size-complex="16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6pt" fo:language="en" fo:country="none" style:letter-kerning="false" style:font-name-asian="Linux Libertine G" style:font-size-asian="16pt" style:language-asian="zh" style:country-asian="CN" style:font-name-complex="Linux Libertine G" style:font-size-complex="16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5" meta:word-count="1737" meta:character-count="9003" meta:non-whitespace-character-count="7421"/>
    <meta:generator>LibreOfficeDev/6.0.5.2$Linux_X86_64 LibreOffice_project/</meta:generator>
  </office:meta>
</office:document-meta>
</file>